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200000AA0BD9BCED9783DCD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0cm" svg:y="0cm" svg:width="20.989cm" svg:height="29.7cm" draw:z-index="0">
        <draw:image xlink:href="Pictures/100000000000078200000AA0BD9BCED9783DCD64.jp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2:33:24.511000000</meta:creation-date>
    <dc:date>2018-02-09T12:20:24.605000000</dc:date>
    <meta:editing-duration>PT1H31M33S</meta:editing-duration>
    <meta:editing-cycles>4</meta:editing-cycles>
    <meta:generator>LibreOffice/5.1.6.2$Windows_x86 LibreOffice_project/07ac168c60a517dba0f0d7bc7540f5afa45f0909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